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881" officeooo:paragraph-rsid="00021881"/>
    </style:style>
    <style:style style:name="P2" style:family="paragraph" style:parent-style-name="Standard">
      <style:text-properties officeooo:rsid="0002e0d4" officeooo:paragraph-rsid="0002e0d4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dcdcaa"/>
    </style:style>
    <style:style style:name="T4" style:family="text">
      <style:text-properties fo:color="#9cdcfe"/>
    </style:style>
    <style:style style:name="T5" style:family="text">
      <style:text-properties fo:color="#ce9178"/>
    </style:style>
    <style:style style:name="T6" style:family="text">
      <style:text-properties fo:color="#c586c0"/>
    </style:style>
    <style:style style:name="T7" style:family="text">
      <style:text-properties fo:color="#b5cea8"/>
    </style:style>
    <style:style style:name="T8" style:family="text">
      <style:text-properties fo:color="#4fc1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preview.themeforest.net/item/dimita-electronics-ecommerce-store/full_screen_preview/29436123?_ga=2.65155310.1313646952.1631715238-1962107515.1631715238" text:style-name="Internet_20_link" text:visited-style-name="Visited_20_Internet_20_Link">https://preview.themeforest.net/item/dimita-electronics-ecommerce-store/full_screen_preview/29436123?_ga=2.65155310.1313646952.1631715238-1962107515.1631715238</text:a></text:p>
      <text:p text:style-name="Standard"/>
      <text:p text:style-name="Standard"/>
      <text:p text:style-name="Standard"><text:a xlink:type="simple" xlink:href="https://minion-vinovatheme.myshopify.com/" text:style-name="Internet_20_link" text:visited-style-name="Visited_20_Internet_20_Link">https://minion-vinovatheme.myshopify.com/</text:a></text:p>
      <text:p text:style-name="Standard"/>
      <text:p text:style-name="Standard"><text:a xlink:type="simple" xlink:href="https://preview.themeforest.net/item/dimita-electronics-ecommerce-store/full_screen_preview/29436123?_ga=2.65155310.1313646952.1631715238-1962107515.1631715238" text:style-name="Internet_20_link" text:visited-style-name="Visited_20_Internet_20_Link">https://preview.themeforest.net/item/dimita-electronics-ecommerce-store/full_screen_preview/29436123?_ga=2.65155310.1313646952.1631715238-1962107515.1631715238</text:a></text:p>
      <text:p text:style-name="Standard"/>
      <text:p text:style-name="Standard"><text:a xlink:type="simple" xlink:href="https://preview.colorlib.com/#onetech" text:style-name="Internet_20_link" text:visited-style-name="Visited_20_Internet_20_Link">https://preview.colorlib.com/#onetech</text:a></text:p>
      <text:p text:style-name="Standard"/>
      <text:p text:style-name="Standard"><text:a xlink:type="simple" xlink:href="https://preview.colorlib.com/#electro" text:style-name="Internet_20_link" text:visited-style-name="Visited_20_Internet_20_Link">https://preview.colorlib.com/#electro</text:a></text:p>
      <text:p text:style-name="Standard"/>
      <text:p text:style-name="Standard"><text:a xlink:type="simple" xlink:href="https://www.ecommerce-admin.com/" text:style-name="Internet_20_link" text:visited-style-name="Visited_20_Internet_20_Link">https://www.ecommerce-admin.com/</text:a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dmin panel thumbniles</text:p>
      <text:p text:style-name="P1"/>
      <text:p text:style-name="P1"><text:a xlink:type="simple" xlink:href="https://preview.themeforest.net/item/stroyka-admin-ecommerce-dashboard-template/full_screen_preview/33436549?_ga=2.172072933.751204606.1632224386-1962107515.1631715238" text:style-name="Internet_20_link" text:visited-style-name="Visited_20_Internet_20_Link">https://preview.themeforest.net/item/stroyka-admin-ecommerce-dashboard-template/full_screen_preview/33436549?_ga=2.172072933.751204606.1632224386-1962107515.1631715238</text:a> </text:p>
      <text:p text:style-name="P1"/>
      <text:p text:style-name="P1"><text:a xlink:type="simple" xlink:href="https://preview.themeforest.net/item/vetra-ecommerce-html-admin-dashboard-template/full_screen_preview/32773560?_ga=2.134715959.751204606.1632224386-1962107515.1631715238" text:style-name="Internet_20_link" text:visited-style-name="Visited_20_Internet_20_Link">https://preview.themeforest.net/item/vetra-ecommerce-html-admin-dashboard-template/full_screen_preview/32773560?_ga=2.134715959.751204606.1632224386-1962107515.1631715238</text:a></text:p>
      <text:p text:style-name="P1"/>
      <text:p text:style-name="P1"/>
      <text:p text:style-name="P1"/>
      <text:p text:style-name="P1"/>
      <text:p text:style-name="P1"/>
      <text:p text:style-name="P1"/>
      <text:p text:style-name="P2">script</text:p>
      <text:p text:style-name="P2"/>
      <text:p text:style-name="P2"/>
      <text:p text:style-name="P2"/>
      <text:p text:style-name="P3"><text:span text:style-name="T1">&lt;</text:span><text:span text:style-name="T2">script</text:span><text:span text:style-name="T1">&gt;</text:span></text:p>
      <text:p text:style-name="P3"><text:span text:style-name="T2">function</text:span> <text:span text:style-name="T3">brand</text:span>() {</text:p>
      <text:p text:style-name="P3"><text:span text:style-name="T2">var</text:span> <text:span text:style-name="T4">brand_hide</text:span> = <text:span text:style-name="T4">document</text:span>.<text:span text:style-name="T3">getElementsByClassName</text:span>(<text:span text:style-name="T5">'brand_hide'</text:span>)</text:p>
      <text:p text:style-name="P3"><text:span text:style-name="T2">var</text:span> <text:span text:style-name="T4">hide2</text:span> = <text:span text:style-name="T4">document</text:span>.<text:span text:style-name="T3">getElementsByClassName</text:span>(<text:span text:style-name="T5">'hide2'</text:span>)</text:p>
      <text:p text:style-name="P3"><text:span text:style-name="T6">for</text:span> (<text:span text:style-name="T2">var</text:span> <text:span text:style-name="T4">i</text:span> = <text:span text:style-name="T7">0</text:span>; <text:span text:style-name="T4">i</text:span> &lt; <text:span text:style-name="T4">hide</text:span>.<text:span text:style-name="T4">length</text:span>; <text:span text:style-name="T4">i</text:span>++) {</text:p>
      <text:p text:style-name="P3"><text:span text:style-name="T2">var</text:span> <text:span text:style-name="T4">input</text:span> = <text:span text:style-name="T4">document</text:span>.<text:span text:style-name="T3">getElementsByClassName</text:span>(<text:span text:style-name="T5">'input'</text:span>)[<text:span text:style-name="T4">i</text:span>]</text:p>
      <text:p text:style-name="P3"><text:span text:style-name="T2">var</text:span> <text:span text:style-name="T4">input2</text:span> = <text:span text:style-name="T4">document</text:span>.<text:span text:style-name="T3">getElementsByClassName</text:span>(<text:span text:style-name="T5">'input2'</text:span>)[<text:span text:style-name="T4">i</text:span>]</text:p>
      <text:p text:style-name="P3"><text:span text:style-name="T6">if</text:span> (<text:span text:style-name="T4">input</text:span>.<text:span text:style-name="T4">value</text:span> === <text:span text:style-name="T5">'false'</text:span>) {</text:p>
      <text:p text:style-name="P3"><text:span text:style-name="T4">document</text:span>.<text:span text:style-name="T3">getElementsByClassName</text:span>(<text:span text:style-name="T5">'brand_hide'</text:span>)[<text:span text:style-name="T4">i</text:span>].<text:span text:style-name="T4">style</text:span>.<text:span text:style-name="T4">display</text:span> = <text:span text:style-name="T5">'block'</text:span></text:p>
      <text:p text:style-name="P3"><text:span text:style-name="T4">input</text:span>.<text:span text:style-name="T4">value</text:span> = <text:span text:style-name="T5">'true'</text:span></text:p>
      <text:p text:style-name="P3"><text:span text:style-name="T4">document</text:span>.<text:span text:style-name="T3">getElementsByClassName</text:span>(<text:span text:style-name="T5">'hide2'</text:span>)[<text:span text:style-name="T4">i</text:span>].<text:span text:style-name="T4">style</text:span>.<text:span text:style-name="T4">display</text:span> = <text:span text:style-name="T5">'none'</text:span></text:p>
      <text:p text:style-name="P3"><text:span text:style-name="T4">input2</text:span>.<text:span text:style-name="T4">value</text:span>=<text:span text:style-name="T5">'false'</text:span></text:p>
      <text:p text:style-name="P3"><text:soft-page-break/>} <text:span text:style-name="T6">else</text:span> {</text:p>
      <text:p text:style-name="P3"><text:span text:style-name="T4">document</text:span>.<text:span text:style-name="T3">getElementsByClassName</text:span>(<text:span text:style-name="T5">'brand_hide'</text:span>)[<text:span text:style-name="T4">i</text:span>].<text:span text:style-name="T4">style</text:span>.<text:span text:style-name="T4">display</text:span> = <text:span text:style-name="T5">'none'</text:span></text:p>
      <text:p text:style-name="P3"><text:span text:style-name="T4">input</text:span>.<text:span text:style-name="T4">value</text:span> = <text:span text:style-name="T5">'false'</text:span></text:p>
      <text:p text:style-name="P3">}</text:p>
      <text:p text:style-name="P3">}</text:p>
      <text:p text:style-name="P3">}</text:p>
      <text:p text:style-name="P3"><text:span text:style-name="T2">function</text:span> <text:span text:style-name="T3">brand2</text:span>() {</text:p>
      <text:p text:style-name="P3"><text:span text:style-name="T2">var</text:span> <text:span text:style-name="T4">hide2</text:span> = <text:span text:style-name="T4">document</text:span>.<text:span text:style-name="T3">getElementsByClassName</text:span>(<text:span text:style-name="T5">'hide2'</text:span>)</text:p>
      <text:p text:style-name="P3"><text:span text:style-name="T6">for</text:span> (<text:span text:style-name="T2">var</text:span> <text:span text:style-name="T4">i</text:span> = <text:span text:style-name="T7">0</text:span>; <text:span text:style-name="T4">i</text:span> &lt; <text:span text:style-name="T4">hide2</text:span>.<text:span text:style-name="T8">length</text:span>; <text:span text:style-name="T4">i</text:span>++) {</text:p>
      <text:p text:style-name="P3"><text:span text:style-name="T2">var</text:span> <text:span text:style-name="T4">input</text:span> = <text:span text:style-name="T4">document</text:span>.<text:span text:style-name="T3">getElementsByClassName</text:span>(<text:span text:style-name="T5">'input2'</text:span>)[<text:span text:style-name="T4">i</text:span>]</text:p>
      <text:p text:style-name="P3"><text:span text:style-name="T2">var</text:span> <text:span text:style-name="T4">input1</text:span> = <text:span text:style-name="T4">document</text:span>.<text:span text:style-name="T3">getElementsByClassName</text:span>(<text:span text:style-name="T5">'input'</text:span>)[<text:span text:style-name="T4">i</text:span>]</text:p>
      <text:p text:style-name="P3"><text:span text:style-name="T6">if</text:span> (<text:span text:style-name="T4">input</text:span>.<text:span text:style-name="T4">value</text:span> === <text:span text:style-name="T5">'false'</text:span>) {</text:p>
      <text:p text:style-name="P3"><text:span text:style-name="T4">document</text:span>.<text:span text:style-name="T3">getElementsByClassName</text:span>(<text:span text:style-name="T5">'hide2'</text:span>)[<text:span text:style-name="T4">i</text:span>].<text:span text:style-name="T4">style</text:span>.<text:span text:style-name="T4">display</text:span> = <text:span text:style-name="T5">'block'</text:span></text:p>
      <text:p text:style-name="P3"><text:span text:style-name="T4">input</text:span>.<text:span text:style-name="T4">value</text:span> = <text:span text:style-name="T5">'true'</text:span></text:p>
      <text:p text:style-name="P3"><text:span text:style-name="T4">document</text:span>.<text:span text:style-name="T3">getElementsByClassName</text:span>(<text:span text:style-name="T5">'brand_hide'</text:span>)[<text:span text:style-name="T4">i</text:span>].<text:span text:style-name="T4">style</text:span>.<text:span text:style-name="T4">display</text:span> = <text:span text:style-name="T5">'none'</text:span></text:p>
      <text:p text:style-name="P3"><text:span text:style-name="T4">input1</text:span>.<text:span text:style-name="T4">value</text:span>=<text:span text:style-name="T5">'false'</text:span></text:p>
      <text:p text:style-name="P3">} <text:span text:style-name="T6">else</text:span> {</text:p>
      <text:p text:style-name="P3"><text:span text:style-name="T4">document</text:span>.<text:span text:style-name="T3">getElementsByClassName</text:span>(<text:span text:style-name="T5">'hide2'</text:span>)[<text:span text:style-name="T4">i</text:span>].<text:span text:style-name="T4">style</text:span>.<text:span text:style-name="T4">display</text:span> = <text:span text:style-name="T5">'none'</text:span></text:p>
      <text:p text:style-name="P3"><text:span text:style-name="T4">input</text:span>.<text:span text:style-name="T4">value</text:span> = <text:span text:style-name="T5">'false'</text:span></text:p>
      <text:p text:style-name="P3">}</text:p>
      <text:p text:style-name="P3">}</text:p>
      <text:p text:style-name="P3">}</text:p>
      <text:p text:style-name="P4"/>
      <text:p text:style-name="P3"><text:span text:style-name="T1">&lt;/</text:span><text:span text:style-name="T2">script</text:span><text:span text:style-name="T1">&gt;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0:08:31.466853393</meta:creation-date>
    <dc:date>2021-09-21T22:43:21.267077008</dc:date>
    <meta:editing-duration>PT20M1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122" meta:character-count="1972" meta:non-whitespace-character-count="1893"/>
  </office:meta>
</office:document-meta>
</file>